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
    </style:style>
    <style:style style:name="P3" style:family="paragraph" style:parent-style-name="Standard">
      <style:paragraph-properties fo:line-height="150%" fo:text-align="justify" style:justify-single-word="false"/>
      <style:text-properties style:use-window-font-color="true"/>
    </style:style>
    <style:style style:name="P4" style:family="paragraph" style:parent-style-name="Standard">
      <style:paragraph-properties fo:margin-left="0in" fo:margin-right="0in" fo:line-height="150%" fo:text-align="justify" style:justify-single-word="false" fo:text-indent="0in" style:auto-text-indent="false">
        <style:tab-stops/>
      </style:paragraph-properties>
      <style:text-properties style:use-window-font-color="true" style:font-name="Times New Roman"/>
    </style:style>
    <style:style style:name="P5" style:family="paragraph" style:parent-style-name="Standard">
      <style:paragraph-properties fo:margin-left="0in" fo:margin-right="0in" fo:line-height="150%" fo:text-align="justify" style:justify-single-word="false" fo:text-indent="0in" style:auto-text-indent="false">
        <style:tab-stops/>
      </style:paragraph-properties>
    </style:style>
    <style:style style:name="P6" style:family="paragraph" style:parent-style-name="Normal_20__28_Web_29_">
      <style:paragraph-properties fo:margin-top="0.0193in" fo:margin-bottom="0.0193in" fo:line-height="150%" fo:text-align="justify" style:justify-single-word="false"/>
      <style:text-properties style:use-window-font-color="true" style:font-name="Times New Roman" fo:font-size="12pt" style:font-size-asian="12pt" style:font-size-complex="12pt"/>
    </style:style>
    <style:style style:name="P7" style:family="paragraph" style:parent-style-name="Standard">
      <style:paragraph-properties fo:line-height="150%" fo:text-align="justify" style:justify-single-word="false"/>
      <style:text-properties style:use-window-font-color="true" style:font-name="Times New Roman"/>
    </style:style>
    <style:style style:name="P8" style:family="paragraph" style:parent-style-name="Standard" style:list-style-name="L6">
      <style:paragraph-properties fo:line-height="150%" fo:text-align="justify" style:justify-single-word="false"/>
      <style:text-properties style:use-window-font-color="true" style:font-name="Times New Roman"/>
    </style:style>
    <style:style style:name="P9" style:family="paragraph" style:parent-style-name="Standard" style:list-style-name="L7">
      <style:paragraph-properties fo:line-height="150%" fo:text-align="justify" style:justify-single-word="false"/>
      <style:text-properties style:use-window-font-color="true" style:font-name="Times New Roman"/>
    </style:style>
    <style:style style:name="P10" style:family="paragraph" style:parent-style-name="Standard">
      <style:text-properties style:use-window-font-color="true" style:font-name="Times New Roman" fo:font-size="12pt" style:font-size-asian="12pt" style:font-size-complex="12pt"/>
    </style:style>
    <style:style style:name="P11" style:family="paragraph" style:parent-style-name="Standard">
      <style:paragraph-properties fo:line-height="150%"/>
      <style:text-properties style:use-window-font-color="true" style:font-name="Times New Roman" fo:font-size="12pt" style:font-size-asian="12pt" style:font-size-complex="12pt"/>
    </style:style>
    <style:style style:name="P12" style:family="paragraph" style:parent-style-name="Standard">
      <style:paragraph-properties fo:line-height="150%" fo:text-align="justify" style:justify-single-word="false"/>
      <style:text-properties style:use-window-font-color="true" style:font-name="Times New Roman" fo:font-size="12pt" style:font-size-asian="12pt" style:font-size-complex="12pt"/>
    </style:style>
    <style:style style:name="P13" style:family="paragraph" style:parent-style-name="Standard">
      <style:paragraph-properties fo:line-height="150%" fo:text-align="justify" style:justify-single-word="false">
        <style:tab-stops>
          <style:tab-stop style:position="0.3752in"/>
          <style:tab-stop style:position="0.5in"/>
        </style:tab-stops>
      </style:paragraph-properties>
      <style:text-properties style:use-window-font-color="true" style:font-name="Times New Roman" fo:font-size="12pt" style:font-size-asian="12pt" style:font-size-complex="12pt"/>
    </style:style>
    <style:style style:name="P14" style:family="paragraph" style:parent-style-name="Standard" style:list-style-name="WWNum24">
      <style:paragraph-properties fo:line-height="150%" fo:text-align="justify" style:justify-single-word="false"/>
      <style:text-properties style:use-window-font-color="true" style:font-name="Times New Roman" fo:font-size="12pt" style:font-size-asian="12pt" style:font-size-complex="12pt"/>
    </style:style>
    <style:style style:name="P15" style:family="paragraph" style:parent-style-name="Standard" style:list-style-name="WWNum23">
      <style:paragraph-properties fo:line-height="150%" fo:text-align="justify" style:justify-single-word="false"/>
      <style:text-properties style:use-window-font-color="true" style:font-name="Times New Roman" fo:font-size="12pt" style:font-size-asian="12pt" style:font-size-complex="12pt"/>
    </style:style>
    <style:style style:name="P16" style:family="paragraph" style:parent-style-name="Standard" style:list-style-name="WWNum17">
      <style:paragraph-properties fo:line-height="150%" fo:text-align="justify" style:justify-single-word="false"/>
      <style:text-properties style:use-window-font-color="true" style:font-name="Times New Roman" fo:font-size="12pt" style:font-size-asian="12pt" style:font-size-complex="12pt"/>
    </style:style>
    <style:style style:name="P17" style:family="paragraph" style:parent-style-name="Standard">
      <style:paragraph-properties fo:line-height="150%" fo:text-align="start" style:justify-single-word="false"/>
      <style:text-properties style:use-window-font-color="true" style:font-name="Times New Roman" fo:font-size="12pt" style:font-size-asian="12pt" style:font-size-complex="12pt"/>
    </style:style>
    <style:style style:name="P18" style:family="paragraph" style:parent-style-name="Standard">
      <style:paragraph-properties fo:text-align="justify" style:justify-single-word="false"/>
      <style:text-properties style:use-window-font-color="true" style:font-name="Times New Roman" fo:font-size="12pt" style:font-size-asian="12pt" style:font-size-complex="12pt"/>
    </style:style>
    <style:style style:name="P19" style:family="paragraph" style:parent-style-name="Standard" style:list-style-name="WWNum7">
      <style:paragraph-properties fo:text-align="justify" style:justify-single-word="false"/>
      <style:text-properties style:use-window-font-color="true" style:font-name="Times New Roman" fo:font-size="12pt" style:font-size-asian="12pt" style:font-size-complex="12pt"/>
    </style:style>
    <style:style style:name="P20" style:family="paragraph" style:parent-style-name="Standard">
      <style:paragraph-properties fo:line-height="150%" fo:text-align="justify" style:justify-single-word="false"/>
      <style:text-properties style:use-window-font-color="true" style:font-name="Times New Roman" fo:font-size="12pt" fo:font-style="italic"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style>
    <style:style style:name="P22" style:family="paragraph" style:parent-style-name="Standard" style:list-style-name="L6">
      <style:paragraph-properties fo:line-height="150%" fo:text-align="justify" style:justify-single-word="false"/>
    </style:style>
    <style:style style:name="P23" style:family="paragraph" style:parent-style-name="Standard">
      <style:paragraph-properties fo:line-height="150%" fo:text-align="justify" style:justify-single-word="false">
        <style:tab-stops>
          <style:tab-stop style:position="0.4374in"/>
          <style:tab-stop style:position="0.5in"/>
        </style:tab-stops>
      </style:paragraph-properties>
    </style:style>
    <style:style style:name="P24" style:family="paragraph" style:parent-style-name="Standard">
      <style:paragraph-properties fo:line-height="150%" fo:text-align="justify" style:justify-single-word="false"/>
      <style:text-properties style:font-name="Times New Roman"/>
    </style:style>
    <style:style style:name="P25" style:family="paragraph" style:parent-style-name="Standard" style:list-style-name="WWNum21">
      <style:paragraph-properties fo:line-height="150%" fo:text-align="justify" style:justify-single-word="false"/>
      <style:text-properties style:font-name="Times New Roman"/>
    </style:style>
    <style:style style:name="P26" style:family="paragraph" style:parent-style-name="Standard" style:list-style-name="L12">
      <style:paragraph-properties fo:line-height="150%" fo:text-align="justify" style:justify-single-word="false"/>
      <style:text-properties style:font-name="Times New Roman"/>
    </style:style>
    <style:style style:name="P2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8" style:family="paragraph" style:parent-style-name="Standard">
      <style:paragraph-properties fo:line-height="150%" fo:text-align="justify" style:justify-single-word="false"/>
      <style:text-properties style:font-name="Times New Roman" fo:font-size="12pt"/>
    </style:style>
    <style:style style:name="P29" style:family="paragraph" style:parent-style-name="Standard">
      <style:paragraph-properties fo:margin-top="0.0193in" fo:margin-bottom="0.0193in" fo:line-height="150%" fo:text-align="justify" style:justify-single-word="false"/>
      <style:text-properties style:font-name="Times New Roman"/>
    </style:style>
    <style:style style:name="P30" style:family="paragraph" style:parent-style-name="Standard">
      <style:paragraph-properties fo:margin-top="0.0193in" fo:margin-bottom="0.0193in" fo:line-height="150%" fo:text-align="justify" style:justify-single-word="false"/>
      <style:text-properties style:use-window-font-color="true" style:font-name="Times New Roman" fo:font-size="12pt" style:font-size-asian="12pt" style:font-size-complex="12pt"/>
    </style:style>
    <style:style style:name="P31" style:family="paragraph" style:parent-style-name="Standard">
      <style:paragraph-properties fo:line-height="150%" fo:break-before="page"/>
      <style:text-properties style:use-window-font-color="true" style:font-name="Times New Roman" fo:font-size="12pt" style:font-size-asian="12pt" style:font-size-complex="12pt"/>
    </style:style>
    <style:style style:name="P32" style:family="paragraph" style:parent-style-name="Text_20_body">
      <style:paragraph-properties fo:margin-top="0.0193in" fo:margin-bottom="0.0193in" fo:line-height="150%" fo:text-align="justify" style:justify-single-word="false"/>
      <style:text-properties style:use-window-font-color="true" style:font-name="Times New Roman1" fo:font-size="12pt" style:font-size-asian="12pt" style:font-size-complex="12pt"/>
    </style:style>
    <style:style style:name="P33" style:family="paragraph" style:parent-style-name="Normal_20__28_Web_29_" style:list-style-name="WWNum1">
      <style:paragraph-properties fo:margin-left="0in" fo:margin-right="0in" fo:margin-top="0.0193in" fo:margin-bottom="0.0193in" fo:line-height="150%" fo:text-align="justify" style:justify-single-word="false" fo:text-indent="0in" style:auto-text-indent="false">
        <style:tab-stops/>
      </style:paragraph-properties>
      <style:text-properties style:use-window-font-color="true" style:font-name="Times New Roman" style:font-name-complex="Arial2"/>
    </style:style>
    <style:style style:name="P34" style:family="paragraph" style:parent-style-name="Normal_20__28_Web_29_" style:list-style-name="WWNum1">
      <style:paragraph-properties fo:margin-left="0in" fo:margin-right="0in" fo:margin-top="0.0193in" fo:margin-bottom="0.0193in" fo:line-height="150%" fo:text-align="justify" style:justify-single-word="false" fo:text-indent="0in" style:auto-text-indent="false"/>
      <style:text-properties style:use-window-font-color="true" style:font-name="Times New Roman" style:font-name-complex="Arial2"/>
    </style:style>
    <style:style style:name="P35" style:family="paragraph" style:parent-style-name="Normal_20__28_Web_29_" style:list-style-name="L2">
      <style:paragraph-properties fo:margin-top="0.0193in" fo:margin-bottom="0.0193in" fo:line-height="150%" fo:text-align="justify" style:justify-single-word="false"/>
      <style:text-properties style:use-window-font-color="true" style:font-name="Times New Roman"/>
    </style:style>
    <style:style style:name="P36" style:family="paragraph" style:parent-style-name="Normal_20__28_Web_29_">
      <style:paragraph-properties fo:margin-top="0.0193in" fo:margin-bottom="0.0193in" fo:line-height="150%" fo:text-align="justify" style:justify-single-word="false"/>
      <style:text-properties style:use-window-font-color="true" style:font-name="Times New Roman" style:font-name-complex="Arial2"/>
    </style:style>
    <style:style style:name="P37" style:family="paragraph" style:parent-style-name="Normal_20__28_Web_29_" style:list-style-name="L1">
      <style:paragraph-properties fo:margin-top="0.0193in" fo:margin-bottom="0.0193in" fo:line-height="150%" fo:text-align="justify" style:justify-single-word="false"/>
      <style:text-properties style:use-window-font-color="true" style:font-name="Times New Roman" style:font-name-complex="Arial2"/>
    </style:style>
    <style:style style:name="P38" style:family="paragraph" style:parent-style-name="Normal_20__28_Web_29_" style:list-style-name="L2">
      <style:paragraph-properties fo:margin-top="0.0193in" fo:margin-bottom="0.0193in" fo:line-height="150%" fo:text-align="justify" style:justify-single-word="false"/>
      <style:text-properties style:use-window-font-color="true" style:font-name="Times New Roman" style:font-name-complex="Arial2"/>
    </style:style>
    <style:style style:name="P39" style:family="paragraph" style:parent-style-name="Normal_20__28_Web_29_" style:list-style-name="L3">
      <style:paragraph-properties fo:margin-top="0.0193in" fo:margin-bottom="0.0193in" fo:line-height="150%" fo:text-align="justify" style:justify-single-word="false"/>
      <style:text-properties style:use-window-font-color="true" style:font-name="Times New Roman" style:font-name-complex="Arial2"/>
    </style:style>
    <style:style style:name="P40" style:family="paragraph" style:parent-style-name="Normal_20__28_Web_29_" style:list-style-name="L4">
      <style:paragraph-properties fo:margin-top="0.0193in" fo:margin-bottom="0.0193in" fo:line-height="150%" fo:text-align="justify" style:justify-single-word="false"/>
      <style:text-properties style:use-window-font-color="true" style:font-name="Times New Roman" style:font-name-complex="Arial2"/>
    </style:style>
    <style:style style:name="P41" style:family="paragraph" style:parent-style-name="Normal_20__28_Web_29_" style:list-style-name="L5">
      <style:paragraph-properties fo:margin-top="0.0193in" fo:margin-bottom="0.0193in" fo:line-height="150%" fo:text-align="justify" style:justify-single-word="false"/>
      <style:text-properties style:use-window-font-color="true" style:font-name="Times New Roman" style:font-name-complex="Arial2"/>
    </style:style>
    <style:style style:name="P42" style:family="paragraph" style:parent-style-name="Normal_20__28_Web_29_">
      <style:paragraph-properties fo:margin-top="0.0193in" fo:margin-bottom="0.0193in" fo:line-height="150%" fo:text-align="justify" style:justify-single-word="false"/>
      <style:text-properties style:use-window-font-color="true" style:font-name="Times New Roman"/>
    </style:style>
    <style:style style:name="P43" style:family="paragraph" style:parent-style-name="Normal_20__28_Web_29_" style:list-style-name="WWNum3">
      <style:paragraph-properties fo:margin-top="0.0193in" fo:margin-bottom="0.0193in" fo:line-height="150%" fo:text-align="justify" style:justify-single-word="false"/>
      <style:text-properties style:use-window-font-color="true" style:font-name="Times New Roman"/>
    </style:style>
    <style:style style:name="P44" style:family="paragraph" style:parent-style-name="Normal_20__28_Web_29_">
      <style:paragraph-properties fo:margin-top="0.0193in" fo:margin-bottom="0.0193in" fo:line-height="150%" fo:text-align="justify" style:justify-single-word="false"/>
      <style:text-properties style:use-window-font-color="true" style:font-name="Times New Roman" fo:font-size="12pt" style:font-size-asian="12pt" style:font-size-complex="12pt"/>
    </style:style>
    <style:style style:name="P45" style:family="paragraph" style:parent-style-name="Normal_20__28_Web_29_" style:list-style-name="L2">
      <style:paragraph-properties fo:margin-top="0.0193in" fo:margin-bottom="0.0193in" fo:line-height="150%" fo:text-align="justify" style:justify-single-word="false"/>
    </style:style>
    <style:style style:name="P46" style:family="paragraph" style:parent-style-name="Normal_20__28_Web_29_" style:list-style-name="L5">
      <style:paragraph-properties fo:margin-top="0.0193in" fo:margin-bottom="0.0193in" fo:line-height="150%" fo:text-align="justify" style:justify-single-word="false"/>
    </style:style>
    <style:style style:name="P47" style:family="paragraph" style:parent-style-name="Normal_20__28_Web_29_" style:list-style-name="WWNum3">
      <style:paragraph-properties fo:margin-top="0.0193in" fo:margin-bottom="0.0193in" fo:line-height="150%" fo:text-align="justify" style:justify-single-word="false"/>
    </style:style>
    <style:style style:name="P48" style:family="paragraph" style:parent-style-name="Heading_20_2" style:list-style-name="WWNum1">
      <style:text-properties style:use-window-font-color="true" style:font-name="Times New Roman" fo:font-style="normal" style:text-underline-style="solid" style:text-underline-width="auto" style:text-underline-color="font-color" style:font-style-asian="normal" style:font-name-complex="Arial2"/>
    </style:style>
    <style:style style:name="P49" style:family="paragraph" style:parent-style-name="Heading_20_2" style:list-style-name="WWNum2"/>
    <style:style style:name="P50" style:family="paragraph" style:parent-style-name="Heading_20_2" style:list-style-name="WWNum1">
      <style:paragraph-properties fo:margin-left="0in" fo:margin-right="0in" fo:line-height="150%" fo:text-align="justify" style:justify-single-word="false" fo:text-indent="0in" style:auto-text-indent="false"/>
      <style:text-properties style:use-window-font-color="true" style:font-name="Times New Roman" fo:font-style="normal" style:text-underline-style="solid" style:text-underline-width="auto" style:text-underline-color="font-color" style:font-name-asian="Calibri1" style:font-style-asian="normal" style:font-name-complex="Arial2"/>
    </style:style>
    <style:style style:name="P51" style:family="paragraph" style:parent-style-name="Heading_20_2" style:list-style-name="WWNum2">
      <style:paragraph-properties fo:margin-left="0in" fo:margin-right="0in" fo:text-indent="0in" style:auto-text-indent="false"/>
      <style:text-properties style:use-window-font-color="true" style:font-name="Times New Roman" fo:font-size="12pt" style:font-size-asian="12pt" style:font-size-complex="12pt"/>
    </style:style>
    <style:style style:name="P52" style:family="paragraph" style:parent-style-name="Heading_20_2" style:list-style-name="WWNum2">
      <style:paragraph-properties fo:margin-left="0in" fo:margin-right="0in" fo:line-height="150%" fo:text-indent="0in" style:auto-text-indent="false"/>
      <style:text-properties style:use-window-font-color="true" style:font-name="Times New Roman" fo:font-size="12pt" style:font-size-asian="12pt" style:font-size-complex="12pt"/>
    </style:style>
    <style:style style:name="P53" style:family="paragraph" style:parent-style-name="Heading_20_2" style:list-style-name="WWNum2">
      <style:paragraph-properties fo:margin-left="0in" fo:margin-right="0in" fo:line-height="150%" fo:text-align="justify" style:justify-single-word="false" fo:text-indent="0in" style:auto-text-indent="false"/>
    </style:style>
    <style:style style:name="P54" style:family="paragraph" style:parent-style-name="Heading_20_2" style:list-style-name="WWNum1">
      <style:paragraph-properties fo:margin-left="0in" fo:margin-right="0in" fo:text-indent="0in" style:auto-text-indent="false" fo:break-before="page"/>
    </style:style>
    <style:style style:name="P55" style:family="paragraph" style:parent-style-name="Heading_20_2" style:list-style-name="WWNum2">
      <style:paragraph-properties fo:margin-left="0in" fo:margin-right="0in" fo:text-indent="-0.3752in" style:auto-text-indent="false"/>
    </style:style>
    <style:style style:name="P56" style:family="paragraph" style:parent-style-name="Heading_20_3" style:list-style-name="WWNum2">
      <style:paragraph-properties fo:margin-left="0in" fo:margin-right="0in" fo:text-indent="0in" style:auto-text-indent="false"/>
      <style:text-properties style:font-name="Times New Roman" fo:font-size="14pt" style:font-size-asian="14pt" style:font-size-complex="14pt"/>
    </style:style>
    <style:style style:name="P57" style:family="paragraph" style:parent-style-name="Heading_20_4" style:list-style-name="WWNum2">
      <style:paragraph-properties fo:margin-left="0in" fo:margin-right="0in" fo:text-align="justify" style:justify-single-word="false" fo:text-indent="0in" style:auto-text-indent="false"/>
      <style:text-properties style:font-name="Times New Roman" fo:font-size="12pt" style:font-size-asian="12pt" style:font-size-complex="12pt"/>
    </style:style>
    <style:style style:name="P58" style:family="paragraph" style:parent-style-name="Heading_20_1" style:list-style-name="WWNum1">
      <style:paragraph-properties fo:margin-left="0in" fo:margin-right="0in" fo:text-indent="0in" style:auto-text-indent="false" fo:break-before="page"/>
    </style:style>
    <style:style style:name="P59" style:family="paragraph" style:parent-style-name="Heading_20_1" style:list-style-name="WWNum1">
      <style:paragraph-properties fo:margin-left="0in" fo:margin-right="0in" fo:text-indent="0.0098in" style:auto-text-indent="false" fo:break-before="page"/>
      <style:text-properties style:use-window-font-color="true"/>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style="italic" style:font-name-asian="Times New Roman2" style:font-style-asian="italic" style:font-name-complex="Arial2" style:font-weight-complex="bold"/>
    </style:style>
    <style:style style:name="T4" style:family="text">
      <style:text-properties fo:font-style="italic" style:font-name-complex="Arial2"/>
    </style:style>
    <style:style style:name="T5" style:family="text">
      <style:text-properties style:font-name="Times New Roman" fo:font-size="12pt" fo:font-weight="normal" style:font-size-asian="12pt" style:font-weight-asian="normal" style:font-name-complex="Arial2" style:font-size-complex="12pt" style:font-weight-complex="normal"/>
    </style:style>
    <style:style style:name="T6" style:family="text">
      <style:text-properties style:font-name="Times New Roman" fo:font-size="12pt" style:font-size-asian="12pt" style:font-name-complex="Arial2" style:font-size-complex="12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bold" style:font-size-asian="12pt" style:font-weight-asian="bold" style:font-name-complex="Arial2" style:font-size-complex="12pt" style:font-weight-complex="bold"/>
    </style:style>
    <style:style style:name="T9" style:family="text">
      <style:text-properties style:font-name="Times New Roman" fo:font-size="12pt" fo:font-weight="bold" style:font-size-asian="12pt" style:font-weight-asian="bold" style:font-size-complex="12pt"/>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fo:font-style="normal" style:text-underline-style="solid" style:text-underline-width="auto" style:text-underline-color="font-color" style:font-style-asian="normal" style:font-name-complex="Arial2"/>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name-asian="Times New Roman2" style:font-style-asian="normal" style:font-weight-asian="normal" style:font-name-complex="Arial2" style:font-style-complex="normal" style:font-weight-complex="normal"/>
    </style:style>
    <style:style style:name="T14" style:family="text">
      <style:text-properties style:use-window-font-color="true" style:font-name="Times New Roman" fo:font-size="12pt" fo:font-weight="normal" style:font-name-asian="Calibri1" style:font-size-asian="12pt" style:font-weight-asian="normal"/>
    </style:style>
    <style:style style:name="T15" style:family="text">
      <style:text-properties style:use-window-font-color="true" style:font-name="Times New Roman" fo:font-size="12pt" fo:font-weight="normal" style:font-name-asian="Calibri1" style:font-size-asian="12pt" style:font-weight-asian="normal" style:font-name-complex="Arial2"/>
    </style:style>
    <style:style style:name="T16" style:family="text">
      <style:text-properties style:use-window-font-color="true" style:font-name="Times New Roman" fo:font-size="12pt" fo:font-weight="normal" style:font-name-asian="Calibri1" style:font-size-asian="12pt" style:font-weight-asian="normal" style:font-size-complex="12pt" style:font-style-complex="italic"/>
    </style:style>
    <style:style style:name="T17" style:family="text">
      <style:text-properties style:use-window-font-color="true" style:font-name="Times New Roman" fo:font-size="12pt" fo:font-weight="bold" style:font-size-asian="12pt" style:font-weight-asian="bold" style:font-name-complex="Arial2" style:font-size-complex="12pt" style:font-weight-complex="bold"/>
    </style:style>
    <style:style style:name="T18" style:family="text">
      <style:text-properties style:use-window-font-color="true" style:font-name="Times New Roman" fo:font-size="12pt" fo:font-style="normal" style:text-underline-style="none" fo:font-weight="normal" style:font-name-asian="Calibri1" style:font-size-asian="12pt" style:font-style-asian="normal" style:font-weight-asian="normal" style:font-name-complex="Arial2" style:font-size-complex="12pt" style:font-style-complex="normal" style:font-weight-complex="normal"/>
    </style:style>
    <style:style style:name="T19" style:family="text">
      <style:text-properties style:use-window-font-color="true" style:font-name="Times New Roman" fo:font-size="12pt" style:font-size-asian="12pt" style:font-name-complex="Arial2" style:font-size-complex="12pt"/>
    </style:style>
    <style:style style:name="T20" style:family="text">
      <style:text-properties style:use-window-font-color="true" style:font-name="Times New Roman" fo:font-style="normal" style:text-underline-style="solid" style:text-underline-width="auto" style:text-underline-color="font-color" fo:font-weight="bold" style:font-name-asian="Calibri1" style:font-style-asian="normal" style:font-weight-asian="bold" style:font-weight-complex="bold"/>
    </style:style>
    <style:style style:name="T21" style:family="text">
      <style:text-properties style:use-window-font-color="true" style:font-name="Times New Roman" fo:font-size="14pt" fo:font-style="normal" style:text-underline-style="solid" style:text-underline-width="auto" style:text-underline-color="font-color" fo:font-weight="bold" style:font-name-asian="Calibri1" style:font-size-asian="14pt" style:font-style-asian="normal" style:font-weight-asian="bold" style:font-name-complex="Arial2" style:font-size-complex="14pt" style:font-style-complex="normal" style:font-weight-complex="bold"/>
    </style:style>
    <style:style style:name="T22" style:family="text">
      <style:text-properties style:use-window-font-color="true" style:font-name="Times New Roman"/>
    </style:style>
    <style:style style:name="T23" style:family="text">
      <style:text-properties style:use-window-font-color="true" style:font-name="Times New Roman" fo:font-size="12pt" fo:font-weight="normal" style:font-name-asian="Calibri1" style:font-size-asian="12pt" style:font-weight-asian="normal" style:font-size-complex="12pt"/>
    </style:style>
    <style:style style:name="T24" style:family="text">
      <style:text-properties style:use-window-font-color="true" style:font-name="Times New Roman" fo:font-size="12pt" fo:font-style="italic" fo:font-weight="normal" style:font-name-asian="Calibri1" style:font-size-asian="12pt" style:font-style-asian="italic" style:font-weight-asian="normal" style:font-size-complex="12pt"/>
    </style:style>
    <style:style style:name="T25" style:family="text">
      <style:text-properties style:use-window-font-color="true" style:font-name="Times New Roman" fo:font-size="12pt" style:font-size-asian="12pt" style:font-size-complex="12pt"/>
    </style:style>
    <style:style style:name="T26" style:family="text">
      <style:text-properties style:use-window-font-color="true" style:font-name="Times New Roman" fo:font-size="12pt" fo:font-weight="bold" style:font-size-asian="12pt" style:font-weight-asian="bold" style:font-size-complex="12pt"/>
    </style:style>
    <style:style style:name="T27" style:family="text">
      <style:text-properties style:use-window-font-color="true" style:font-name="Times New Roman" fo:font-size="12pt" style:font-name-asian="Calibri1" style:font-size-asian="12pt" style:font-size-complex="12pt"/>
    </style:style>
    <style:style style:name="T28" style:family="text">
      <style:text-properties style:use-window-font-color="true" style:font-name="Times New Roman" style:font-name-complex="Arial2"/>
    </style:style>
    <style:style style:name="T29" style:family="text">
      <style:text-properties style:use-window-font-color="true" style:font-name="Times New Roman" fo:font-size="14pt" fo:font-style="normal" style:text-underline-style="solid" style:text-underline-width="auto" style:text-underline-color="font-color" fo:font-weight="bold" style:font-size-asian="14pt" style:font-style-asian="normal" style:font-weight-asian="bold" style:font-size-complex="14pt"/>
    </style:style>
    <style:style style:name="T30" style:family="text">
      <style:text-properties style:use-window-font-color="true" style:font-name-complex="Arial2"/>
    </style:style>
    <style:style style:name="T31" style:family="text">
      <style:text-properties style:use-window-font-color="true" fo:font-style="italic" style:font-name-asian="Times New Roman2" style:font-size-asian="12pt" style:font-style-asian="italic" style:font-name-complex="Arial2" style:font-size-complex="12pt" style:font-style-complex="italic"/>
    </style:style>
    <style:style style:name="T32" style:family="text">
      <style:text-properties style:use-window-font-color="true" style:font-name="Times New Roman1" fo:font-style="italic" style:font-name-asian="Times New Roman2" style:font-size-asian="12pt" style:font-style-asian="italic" style:font-name-complex="Arial2" style:font-size-complex="12pt" style:font-style-complex="italic"/>
    </style:style>
    <style:style style:name="T33" style:family="text">
      <style:text-properties style:font-name-complex="Arial2"/>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style:font-weight-asian="bold" style:font-name-complex="Arial2"/>
    </style:style>
    <style:style style:name="T37" style:family="text">
      <style:text-properties fo:font-weight="bold" style:font-weight-asian="bold" style:font-name-complex="Arial2" style:font-weight-complex="bold"/>
    </style:style>
    <style:style style:name="T38" style:family="text">
      <style:text-properties fo:font-weight="bold" style:font-name-asian="Times New Roman2" style:font-weight-asian="bold" style:font-name-complex="Arial2" style:font-weight-complex="bold"/>
    </style:style>
    <style:style style:name="T39" style:family="text">
      <style:text-properties style:font-name="Arial1" fo:font-style="normal" style:text-underline-style="solid" style:text-underline-width="auto" style:text-underline-color="font-color" style:font-style-asian="normal" style:font-name-complex="Arial2"/>
    </style:style>
    <style:style style:name="T40" style:family="text">
      <style:text-properties style:font-name="Arial1" style:font-name-asian="Calibri1" style:font-name-complex="Arial2"/>
    </style:style>
    <style:style style:name="T41" style:family="text">
      <style:text-properties style:font-name="Arial1" fo:font-size="14pt" style:text-underline-style="solid" style:text-underline-width="auto" style:text-underline-color="font-color" style:font-name-asian="Calibri1" style:font-size-asian="14pt" style:font-name-complex="Arial2" style:font-size-complex="14pt"/>
    </style:style>
    <style:style style:name="T42" style:family="text">
      <style:text-properties style:font-name="Arial1" style:text-underline-style="solid" style:text-underline-width="auto" style:text-underline-color="font-color" style:font-name-asian="Calibri1" style:font-name-complex="Arial2"/>
    </style:style>
    <style:style style:name="T43" style:family="text">
      <style:text-properties style:font-name-asian="Calibri1"/>
    </style:style>
    <style:style style:name="T44" style:family="text">
      <style:text-properties style:font-name-asian="Calibri1" style:font-name-complex="Arial2"/>
    </style:style>
    <style:style style:name="T45" style:family="text">
      <style:text-properties fo:font-size="14pt" style:text-underline-style="solid" style:text-underline-width="auto" style:text-underline-color="font-color" style:font-size-asian="14pt" style:font-size-complex="14pt"/>
    </style:style>
    <style:style style:name="T46" style:family="text">
      <style:text-properties fo:font-size="14pt" style:text-underline-style="solid" style:text-underline-width="auto" style:text-underline-color="font-color" style:font-name-asian="Calibri1" style:font-size-asian="14pt" style:font-name-complex="Arial2" style:font-size-complex="14pt"/>
    </style:style>
    <style:style style:name="T47" style:family="text">
      <style:text-properties style:text-underline-style="solid" style:text-underline-width="auto" style:text-underline-color="font-color" fo:font-weight="bold" style:font-name-asian="Calibri1" style:font-weight-asian="bold"/>
    </style:style>
    <style:style style:name="T48" style:family="text">
      <style:text-properties style:text-underline-style="solid" style:text-underline-width="auto" style:text-underline-color="font-color" style:font-name-asian="Calibri1" style:font-name-complex="Arial2"/>
    </style:style>
    <style:style style:name="T49" style:family="text">
      <style:text-properties style:font-name-asian="Times New Roman2" style:font-name-complex="Arial2"/>
    </style:style>
    <style:style style:name="T50" style:family="text">
      <style:text-properties style:font-name-asian="Times New Roman2" style:font-name-complex="Arial2" style:font-weight-complex="bold"/>
    </style:style>
    <style:style style:name="T51" style:family="text">
      <style:text-properties style:font-name="Times New Roman1" style:font-name-asian="Times New Roman2" style:font-name-complex="Arial2"/>
    </style:style>
    <style:style style:name="T52" style:family="text">
      <style:text-properties fo:font-weight="normal" style:font-name-asian="Times New Roman2" style:font-weight-asian="normal" style:font-name-complex="Arial2"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1499692" text:style-name="WWNum1">
        <text:list-item>
          <text:list>
            <text:list-item>
              <text:h text:style-name="P50" text:outline-level="2">Project Introduction</text:h>
            </text:list-item>
          </text:list>
        </text:list-item>
      </text:list>
      <text:p text:style-name="P4">The reason that I will develop this project as my final year project, because I keen to know more about project management work flow. From my experience as a student, I could say that the university like APIIT will benefit from this system as this project management system seems to work well in an academic environment.</text:p>
      <text:p text:style-name="P4">From the situation above, I found the main aim of this system is to reduce projects failure for students in their assignments or final year projects. </text:p>
      <text:p text:style-name="P4"><text:span text:style-name="T12">I suggested that:</text:span><text:span text:style-name="T1"> Academic Project Management System (APMS) </text:span>is an essential tool for manage, establish and maintain projects (assignments or final year projects) in an academic environment in APIIT. A system gives a optimized and easier way to manage assignments or final year projects. Basically, it is an on-line web system to interact with students as well as lecturers. </text:p>
      <text:p text:style-name="P4">Each student at the university must submit his/her assignments as it is part of the in-course assessment. Besides that, a lot of group assignments should be done cooperatively during to semester progression. Commonly during the course there are two types of assessment in each module. First type is in-course individual assignment that every student should carry out during the time. Second type is in-course group assignment which obviously should be done in a group of students. Group assignments consist commonly of 3 - 4 students.</text:p>
      <text:p text:style-name="P4">APMS could configure a project settings by defining the project members and their roles. Create and assign issues to project members. Provides tools to the collaborative and communicative work on projects for users in an academical environment. </text:p>
      <text:p text:style-name="P4">Besides it is a unified storage for all files related to projects, which is extremely helpful to share files, and keeping up to date with projects at any particular time.</text:p>
      <text:p text:style-name="P4">APMS could be used to fully automate scheduling process which are representing in famous graphical forms e.g. Gantt chart. </text:p>
      <text:p text:style-name="P4">System also caters additional features to help to achieve project goals such as email notifications, statistics generation, and logging.</text:p>
      <text:p text:style-name="P5"><text:span text:style-name="FYP_5f_Header2_20_Char"><text:span text:style-name="T14">I think this system might be helpful in projects management. The suggested system tries to prove the necessary of the planning and management in single place, and intends to implement a generally accepted basic structure of academical projects. </text:span></text:span></text:p>
      <text:p text:style-name="P4"><text:span text:style-name="FYP_5f_Header2_20_Char"><text:span text:style-name="T14">Mainly system should provide best collaboration and communication technologies <text:s/>which was developed previously in other systems that will be discussed in next chapters.</text:span></text:span></text:p>
      <text:list xml:id="list1091996382" text:continue-numbering="true" text:style-name="WWNum1">
        <text:list-item>
          <text:list>
            <text:list-item>
              <text:h text:style-name="P54" text:outline-level="2"><text:span text:style-name="FYP_5f_Header2_20_Char"><text:span text:style-name="T20">Problem context</text:span></text:span></text:h>
              <text:list>
                <text:list-item>
                  <text:list>
                    <text:list-item>
                      <text:list>
                        <text:list-item>
                          <text:list>
                            <text:list-item>
                              <text:list>
                                <text:list-item>
                                  <text:p text:style-name="P33">Nature of problems in an academic environment is pursuing a project within academia is not the same as performing a project within industry (Dawson, 2009, p.83). Based on research done, there are many factors that are increasing failure rate of project management in universities due to problems students facing bellow.</text:p>
                                </text:list-item>
                              </text:list>
                            </text:list-item>
                          </text:list>
                        </text:list-item>
                      </text:list>
                    </text:list-item>
                  </text:list>
                </text:list-item>
              </text:list>
            </text:list-item>
          </text:list>
        </text:list-item>
        <text:list-item>
          <text:p text:style-name="P33">First of all, factors include mismanaging of project in an academic environment caused either by the whole group or one of group members. </text:p>
        </text:list-item>
        <text:list-item>
          <text:p text:style-name="P34">The factors of the project’s failure can be divided in 3 main categories, as follows:</text:p>
        </text:list-item>
      </text:list>
      <text:list xml:id="list8114996921" text:style-name="L1">
        <text:list-item>
          <text:p text:style-name="P37">Communication problems</text:p>
        </text:list-item>
        <text:list-item>
          <text:p text:style-name="P37">Monitoring and controlling problems</text:p>
        </text:list-item>
        <text:list-item>
          <text:p text:style-name="P37">Collaboration problems in group projects</text:p>
        </text:list-item>
      </text:list>
      <text:p text:style-name="P36">Lets discuss each of the problem in details.</text:p>
      <text:list xml:id="list1109241486" text:continue-list="list1091996382" text:style-name="WWNum1">
        <text:list-item>
          <text:p text:style-name="P33">Communication problems caused by unable to meet and discuss as a group and/or with lecturers (supervisor) include:</text:p>
        </text:list-item>
      </text:list>
      <text:list xml:id="list1089879783" text:style-name="L2">
        <text:list-item>
          <text:p text:style-name="P38">Students do not have time slot in university due to timetable </text:p>
        </text:list-item>
        <text:list-item>
          <text:p text:style-name="P38">Students sometimes living far away from university and it could be problematic for meeting</text:p>
        </text:list-item>
        <text:list-item>
          <text:p text:style-name="P38">Students may be in their hometowns during semester break</text:p>
        </text:list-item>
        <text:list-item>
          <text:p text:style-name="P45"><text:span text:style-name="FYP_5f_Header2_20_Char"><text:span text:style-name="T15">Students sometimes using different types of communication technologies available in Internet</text:span></text:span></text:p>
        </text:list-item>
        <text:list-item>
          <text:p text:style-name="P35"><text:span text:style-name="FYP_5f_Header2_20_Char"><text:span text:style-name="T15">Students should store contact details of project members in various places</text:span></text:span></text:p>
        </text:list-item>
      </text:list>
      <text:list xml:id="list1204191120" text:continue-list="list1109241486" text:style-name="WWNum1">
        <text:list-item>
          <text:p text:style-name="P34">Monitoring and controlling problems caused by:</text:p>
        </text:list-item>
      </text:list>
      <text:list xml:id="list1672029318" text:style-name="L3">
        <text:list-item>
          <text:p text:style-name="P39">Students usually not following schedule</text:p>
        </text:list-item>
        <text:list-item>
          <text:p text:style-name="P39">Students unknown on which stage they are</text:p>
        </text:list-item>
        <text:list-item>
          <text:p text:style-name="P39">Students sometimes delay projects</text:p>
        </text:list-item>
        <text:list-item>
          <text:p text:style-name="P39">Students not receive early warning of delay in their projects</text:p>
        </text:list-item>
        <text:list-item>
          <text:p text:style-name="P39">Hard to inform students about project changes</text:p>
        </text:list-item>
      </text:list>
      <text:list xml:id="list529420700" text:style-name="L4">
        <text:list-item>
          <text:p text:style-name="P40">Students expects task completion from other students</text:p>
        </text:list-item>
        <text:list-item>
          <text:p text:style-name="P40">Unable to see which student assigned to which task</text:p>
        </text:list-item>
        <text:list-item>
          <text:p text:style-name="P40">Unable to quickly assign tasks while students did not meet yet</text:p>
        </text:list-item>
        <text:list-item>
          <text:p text:style-name="P40"><text:soft-page-break/>Students could have multiple projects which always hard to manage</text:p>
        </text:list-item>
        <text:list-item>
          <text:p text:style-name="P40">Students always using third party software to accomplish project needs e.g. scheduling</text:p>
        </text:list-item>
      </text:list>
      <text:list xml:id="list1359058753" text:continue-list="list1204191120" text:style-name="WWNum1">
        <text:list-item>
          <text:p text:style-name="P34">Collaboration problems caused by documents management in group projects:</text:p>
        </text:list-item>
      </text:list>
      <text:list xml:id="list2074826869" text:style-name="L5">
        <text:list-item>
          <text:p text:style-name="P41">Students have multiple documents of their projects which leads to multiple copies</text:p>
        </text:list-item>
        <text:list-item>
          <text:p text:style-name="P46"><text:span text:style-name="FYP_5f_Header2_20_Char"><text:span text:style-name="T15">Students expect a correction from their group members and get as a result different versions of documents</text:span></text:span></text:p>
        </text:list-item>
        <text:list-item>
          <text:p text:style-name="P46"><text:span text:style-name="FYP_5f_Header2_20_Char"><text:span text:style-name="T15">Hard to simultaneously edit documents</text:span></text:span></text:p>
        </text:list-item>
        <text:list-item>
          <text:p text:style-name="P46"><text:span text:style-name="FYP_5f_Header2_20_Char"><text:span text:style-name="T15">Hard to share files and documents between members</text:span></text:span></text:p>
        </text:list-item>
      </text:list>
      <text:list xml:id="list48544157" text:continue-list="list1359058753" text:style-name="WWNum1">
        <text:list-item>
          <text:list>
            <text:list-item>
              <text:h text:style-name="P48" text:outline-level="2">Project Solution</text:h>
            </text:list-item>
          </text:list>
        </text:list-item>
      </text:list>
      <text:p text:style-name="P1"><text:span text:style-name="FYP_5f_Header2_20_Char"><text:span text:style-name="T16">APMS will be implemented as complete project management framework through website with</text:span></text:span><text:span text:style-name="T19"> interactive dashboard to manage multiple projects. Website will have intuitive interface to do routine tasks by using contextual menus and quick action menu shortcuts. APMS will bring the data from multiple projects together into one spot. Website provides instant visibility of project updates.</text:span></text:p>
      <text:p text:style-name="P2">Also the system should provide <text:span text:style-name="T35">logging</text:span> mechanist, where every student must login before entering the system and take any responsibility. Users do not need to store persistent information in various places. Once user is registered in the system, he/she will be available globally, which increases communication between users. </text:p>
      <text:p text:style-name="P1"><text:span text:style-name="T19">System conveniently gathers the most essential tasks from across the workspace: </text:span><text:span text:style-name="T17">issues</text:span><text:span text:style-name="T19"> planned for days, weeks or months, overdue issues. </text:span><text:span text:style-name="T17">Issues</text:span><text:span text:style-name="T19"> would have build-in </text:span><text:span text:style-name="T17">time-tracker</text:span><text:span text:style-name="T19"> that log time created, updated and spent on each issue. Issues also could be prioritizing and organizing in many ways. Issues with high priorities should be handled first. Project leader can assign issues and automatically inform users by using </text:span><text:span text:style-name="T17">email notifications</text:span><text:span text:style-name="T19"> which will decrease time to inform all members about updates. Email notifications also will remind users important events to avoid overall delays in project progress. Besides that, users could see progress of the project as well as project details directly in the system. </text:span></text:p>
      <text:p text:style-name="P3"><text:span text:style-name="T7">APMS allows users to </text:span><text:span text:style-name="T9">organize</text:span><text:span text:style-name="T7"> an effective group work with files. Users could </text:span><text:span text:style-name="T10">upload files</text:span><text:span text:style-name="T7"> to the server and work with them. They should forget about problems of paperwork and start working as an effective team. Another pleasant aim for users is the possibility to access to their projects from any place in the world. Once having uploaded a document to the system, they can always open it from everywhere and start to </text:span><text:span text:style-name="T10">edit documents</text:span><text:span text:style-name="T7"> not by only one user but many users in same time - </text:span><text:span text:style-name="T10">collaboratively</text:span><text:span text:style-name="T7">. </text:span></text:p>
      <text:p text:style-name="P6"><text:span text:style-name="T33">Users could use </text:span><text:span text:style-name="T37">scheduling</text:span><text:span text:style-name="T36"> </text:span><text:span text:style-name="T33">and verify that a he/she taking an active participation in a project. APMS </text:span><text:soft-page-break/><text:span text:style-name="T33">can automatically generate calendar or </text:span><text:span text:style-name="T37">Gantt chart </text:span><text:span text:style-name="T33">based on issues assigned to members, and inform them about important events via email. After that users could view Gantt chart and see “picture” across project about time-line more easily. Built in statistics tool may calculate hours spent by each member of project.</text:span></text:p>
      <text:p text:style-name="P3"><text:span text:style-name="T6">In case of students unable to meet and discuss their projects, the system can provide conferencing feature such as internal </text:span><text:span text:style-name="T8">messenger or chat </text:span><text:span text:style-name="T5">to</text:span><text:span text:style-name="T6"> represent <text:s/>a virtual meeting.</text:span></text:p>
      <text:h text:style-name="Heading_20_2" text:outline-level="2"><text:span text:style-name="FYP_5f_Header2_20_Char"><text:span text:style-name="T21">Project objectives</text:span></text:span></text:h>
      <text:p text:style-name="P2">The objectives of this system is to demonstrate a centralized project management framework, and solve problems of project development as well as improve the efficiency of project management. </text:p>
      <text:p text:style-name="P2">To synchronize data, system must instantly update documents and be available to users in the Internet. Users should add, delete or update documents simultaneously through the web and eliminate multiple copies of the same documents.</text:p>
      <text:p text:style-name="P2">Users should upload and download files to internal storage and give it worldwide access through the Internet.</text:p>
      <text:p text:style-name="P2"><text:span text:style-name="FYP_5f_Header2_20_Char"><text:span text:style-name="T18">Users must create and manage schedule such as Gantt chart and calendar. APMS must provide full support and automatically synchronize Gantt chart and calendar with changes in project schedules.</text:span></text:span></text:p>
      <text:p text:style-name="P2">To come up below is a long list of objectives that will be delivered in the final release of the system:</text:p>
      <text:list xml:id="list499932557" text:style-name="L6">
        <text:list-item>
          <text:p text:style-name="P8">System should provide logging mechanism</text:p>
        </text:list-item>
      </text:list>
      <text:list xml:id="list820283423" text:style-name="L7">
        <text:list-item>
          <text:p text:style-name="P9">System should update and synchronize documents to avoid multiple copies of documents</text:p>
        </text:list-item>
        <text:list-item>
          <text:p text:style-name="P9">System should provide “live” editing of documents with multiple users at same time</text:p>
        </text:list-item>
        <text:list-item>
          <text:p text:style-name="P9">System should provide file storage to upload and download files</text:p>
        </text:list-item>
      </text:list>
      <text:list xml:id="list1713494730" text:continue-list="list499932557" text:style-name="L6">
        <text:list-item>
          <text:p text:style-name="P8">System should provide communication features such as messaging or chat</text:p>
        </text:list-item>
        <text:list-item>
          <text:p text:style-name="P8">System should provide graphical representation of project in terms of calendar and Gantt chart</text:p>
        </text:list-item>
        <text:list-item>
          <text:p text:style-name="P22"><text:span text:style-name="FYP_5f_Header2_20_Char"><text:span text:style-name="T15">System should provide on-line tasks management</text:span></text:span></text:p>
        </text:list-item>
      </text:list>
      <text:list xml:id="list899818918" text:style-name="WWNum2">
        <text:list-item>
          <text:list>
            <text:list-item>
              <text:h text:style-name="P55" text:outline-level="2"><text:span text:style-name="T39">Functionality of the system</text:span></text:h>
            </text:list-item>
          </text:list>
        </text:list-item>
      </text:list>
      <text:p text:style-name="P42"><text:span text:style-name="T33">System supposed to do:</text:span></text:p>
      <text:list xml:id="list519728051" text:style-name="WWNum3">
        <text:list-item>
          <text:p text:style-name="P43"><text:span text:style-name="T33">The system should provide monitoring and tracking of student’s projects which include:</text:span></text:p>
          <text:list>
            <text:list-item>
              <text:p text:style-name="P43"><text:span text:style-name="T33">providing worldwide access to managing the projects</text:span></text:p>
            </text:list-item>
            <text:list-item>
              <text:p text:style-name="P43"><text:span text:style-name="T33">provide registration for new users</text:span></text:p>
            </text:list-item>
            <text:list-item>
              <text:p text:style-name="P43"><text:span text:style-name="T33">assign users that would be involved to work on project</text:span></text:p>
            </text:list-item>
            <text:list-item>
              <text:p text:style-name="P43"><text:soft-page-break/><text:span text:style-name="T33">provide authorization for members to manage a project </text:span></text:p>
            </text:list-item>
            <text:list-item>
              <text:p text:style-name="P43"><text:span text:style-name="T33">create and manage issues by providing amount of the time needed to complete a particular issue</text:span></text:p>
            </text:list-item>
            <text:list-item>
              <text:p text:style-name="P43"><text:span text:style-name="T33">assign issues to members of projects</text:span></text:p>
            </text:list-item>
            <text:list-item>
              <text:p text:style-name="P43"><text:span text:style-name="T33">automatically built calendar from issues given</text:span></text:p>
            </text:list-item>
            <text:list-item>
              <text:p text:style-name="P43"><text:span text:style-name="T33">automatically built Gantt chart from issues given</text:span></text:p>
            </text:list-item>
            <text:list-item>
              <text:p text:style-name="P43"><text:span text:style-name="T33">tracking execution of issues and save it in a log file</text:span></text:p>
            </text:list-item>
            <text:list-item>
              <text:p text:style-name="P43"><text:span text:style-name="T33">early warning if issues delaying to complete(by send email notices)</text:span></text:p>
            </text:list-item>
            <text:list-item>
              <text:p text:style-name="P43"><text:span text:style-name="T33">generate the statistics of progress issues completion for each member</text:span></text:p>
            </text:list-item>
            <text:list-item>
              <text:p text:style-name="P47"><text:span text:style-name="T28">search for projects which are available to view</text:span></text:p>
            </text:list-item>
          </text:list>
        </text:list-item>
        <text:list-item>
          <text:p text:style-name="P47"><text:span text:style-name="T28">The system should maintain communication functionalities divided to followings:</text:span></text:p>
          <text:list>
            <text:list-item>
              <text:p text:style-name="P47"><text:span text:style-name="T28">create and manage appointments</text:span></text:p>
            </text:list-item>
            <text:list-item>
              <text:p text:style-name="P47"><text:span text:style-name="T28">send notification messages to email about upcoming events</text:span></text:p>
            </text:list-item>
            <text:list-item>
              <text:p text:style-name="P47"><text:span text:style-name="T22">messaging and chat functionality</text:span></text:p>
            </text:list-item>
          </text:list>
        </text:list-item>
        <text:list-item>
          <text:p text:style-name="P47"><text:span text:style-name="T28">The system should provide collaboration functionalities such as :</text:span></text:p>
          <text:list>
            <text:list-item>
              <text:p text:style-name="P47"><text:span text:style-name="T28">create and manage documents</text:span></text:p>
            </text:list-item>
            <text:list-item>
              <text:p text:style-name="P47"><text:span text:style-name="T28">synchronize documents by version controlling them</text:span></text:p>
            </text:list-item>
            <text:list-item>
              <text:p text:style-name="P47"><text:span text:style-name="T28">multiple access to edit documents</text:span></text:p>
            </text:list-item>
            <text:list-item>
              <text:p text:style-name="P47"><text:span text:style-name="T28">provide file storage to upload and download files</text:span></text:p>
            </text:list-item>
          </text:list>
        </text:list-item>
      </text:list>
      <text:list xml:id="list821396945" text:continue-list="list899818918" text:style-name="WWNum2">
        <text:list-item>
          <text:list>
            <text:list-item>
              <text:h text:style-name="P49" text:outline-level="2"><text:span text:style-name="FYP_5f_Header2_20_Char"><text:span text:style-name="T29">Target audience</text:span></text:span></text:h>
            </text:list-item>
          </text:list>
        </text:list-item>
      </text:list>
      <text:p text:style-name="P6"><text:span text:style-name="T33">The primary target audience of the system are students who doing their group, individual or final year projects. However, lecturers and supervisors also could be involved in system. Lecturers could see and track log files, which helps them to determine participation of students in a group projects and give an accurate decision in a shorter time. Also third party organization and universities could gain access to the system and participate as a members of projects. The tangible benefits, that the student could make an appropriate decision on estimating the time and defining project plan in order to improve project outcome. Other than that the system provides flexibility to students in adjusting the time, to fully optimize the efficiency.</text:span></text:p>
      <text:list xml:id="list327904083" text:continue-numbering="true" text:style-name="WWNum2">
        <text:list-item>
          <text:list>
            <text:list-item>
              <text:h text:style-name="P49" text:outline-level="2"><text:bookmark-start text:name="Bookmark1"/><text:bookmark-start text:name="__RefHeading__1721_1210338703"/><text:bookmark text:name="_Toc314058242"/><text:soft-page-break/><text:span text:style-name="FYP_5f_Header2_20_Char"><text:span text:style-name="T29">Nature of challenge</text:span></text:span><text:bookmark-end text:name="Bookmark1"/><text:span text:style-name="FYP_5f_Header2_20_Char"><text:span text:style-name="T29"> </text:span></text:span><text:bookmark-end text:name="__RefHeading__1721_1210338703"/></text:h>
            </text:list-item>
          </text:list>
        </text:list-item>
      </text:list>
      <text:p text:style-name="P12">Most challenge part of this project is to embed “live” documents editing into the system. There are some of real-time document collaboration for group of users available in the industry. Besides that a collection of components been developed for project management systems partially or fully. To achieve optimal results, these components should be studied and configured to accommodate APMS needs.</text:p>
      <text:p text:style-name="P12">Components should be implemented in a web based system which will be the main user interface that also could be very challenge due to unpredictable compatibility between components. Second is to study algorithms and pseudo-codes that will outline steps of projects life-cycle in a physical system. Build a physical system is also challenging. Programming skills should be extraordinarily high, that may be challenging part of APMS development. Difficulty of understanding all aspects of problems related to communication through messaging and emails. I should analyze previously created project management systems aimed for industry and find out how to get APMS more effectively and graphical interface friendlier for students.</text:p>
      <text:list xml:id="list306241076" text:continue-numbering="true" text:style-name="WWNum2">
        <text:list-item>
          <text:list>
            <text:list-item>
              <text:h text:style-name="P53" text:outline-level="2"><text:bookmark-start text:name="__RefHeading__1723_1210338703"/><text:bookmark text:name="_Toc314058243"/><text:bookmark text:name="_Toc315906429"/><text:span text:style-name="FYP_5f_Header2_20_Char"><text:span text:style-name="T29">Project scopes</text:span></text:span><text:bookmark-end text:name="__RefHeading__1723_1210338703"/></text:h>
            </text:list-item>
          </text:list>
        </text:list-item>
      </text:list>
      <text:p text:style-name="P6"><text:span text:style-name="T43">The system will be specially developed for APIIT University. The main constrains would be scoped to the university only. All the analysis and research will be collected and maintain on the university. Working system will be limited to certain are. Absorption will be applied to only two groups of stakeholders: students and lecturers. Assuming that students, modules and lecturers data information has already exists in the database format to simply prove functionality of the system.</text:span></text:p>
      <text:list xml:id="list69002141" text:continue-list="list48544157" text:style-name="WWNum1">
        <text:list-item>
          <text:h text:style-name="P58" text:outline-level="1"><text:span text:style-name="FYP_5f_Header2_20_Char"><text:span text:style-name="T47">Chapter 2 - Problem Descriptions</text:span></text:span></text:h>
        </text:list-item>
      </text:list>
      <text:p text:style-name="P24"><text:span text:style-name="T2">A project is a temporary endeavor undertaken to create a unique product, service, or result. The temporary nature of projects indicates a definite beginning and end. The end is reached when the project’s objectives have been achieved … A project can involve a single person, a single organizational unit, or multiple organizational units (PMBOK, 2008).</text:span></text:p>
      <text:p text:style-name="P24">As a rule students are not aware of their project time-line and often ignore their progress. In addition they intending to break their current status by thinking they have a time to submit assignments in time. Suchlike this has force them to rush their works last minute. Working last minute could cause down quality work, as a result of students do not spend enough time to study enough information to use on their project.</text:p>
      <text:p text:style-name="P24">According to Letouze (2011, p. 587-588) in a project management approach, it is coveted to use past experiences to improve future results. In accordance to the Project Management Body of Knowledge (PMBOK, 2008) a project has five phases (Initiation, Planning, Execution, Control and Closing), accordingly, it may be a suitable approach for educational programmes that are based on academical projects, and to apply a common framework may increase success rate. </text:p>
      <text:p text:style-name="P24">It is human nature to be abstracted; there are high possibilities that students will indirectly dismiss their next appointments if they do not have notes to remind them about an event. Generally meetings would abort among teams because there are some of the students who would fail and could not make tasks to the meeting on time.</text:p>
      <text:p text:style-name="P24">Discussion though effective services such as instant messaging is regularly using by most of the students. There are risks where student might not use a computer with pre-installed instant messenger applications, or it could be a student is using computer on Computer clubs with no instant messengers at all. Singular member is bothering other members as a result they have to look for addition alternative action to communicating with the project members.</text:p>
      <text:p text:style-name="P24">Consistently students use emails, messaging applications, FTP (File Transport Protocol) folder to upload and download information from members. Student may send a single file to group members countless time, and as a result of many versions created, member might not able to determine which up-to date version is. Unacceptable communication causes the member to bring up to wrongful document version, and for that reason that this issue student will create an unproductive work as they are progressing with incorrect information. Likewise, there is possibility of receiving infected documents from members and come out with data corruption on the works that students have done.</text:p>
      <text:p text:style-name="P24">Students by ordinary obscure on the project's requirements. Despite the fact requirements is written <text:soft-page-break/>with academic English language, they are not quite smooth on the information that is required for the assignment. Accordingly students frequently request lecturer to evaluate their assignments and accomplish confident that they are on the proper track. Hence, appointment with lecturer could be inconvenient to student due to various arguments.</text:p>
      <text:p text:style-name="P24">Appointments with the lecturer after class may be unavailable for students due to lecturer only have limited time and only could help to few students. Students are unable to book consultant hour for individual lecturer because individual lecturer is unavailable for the all day. Timetable among students and lectures do not concur each other with causes even fewer opportunity for the student to book as they are unavailable for individual days.</text:p>
      <text:p text:style-name="P24">Due to the following problems it arise problems for students to create appointments with their supervisor.</text:p>
      <text:list xml:id="list1628797579" text:style-name="WWNum21">
        <text:list-item>
          <text:p text:style-name="P25"><text:span text:style-name="T34">Time</text:span> is vital and valuable for everyone, devote an appointment desire time for people to come on an identical location; it takes longer for a person who lives far from the appointment location. Lack of public transport, accident or other incidents that could leads to appointments interruption.</text:p>
        </text:list-item>
        <text:list-item>
          <text:p text:style-name="P25"><text:span text:style-name="T34">Cost</text:span> is addition issue which causes problems to appointments, apart from using a area from own facilities, resources could be a waste if the appointment drops at the final minute, in consequence of the fact some students could not attend meeting due to transportation issues, a student may forgot about the appointment, or there is some sort of emergency circumstances. </text:p>
        </text:list-item>
      </text:list>
      <text:p text:style-name="P24">Students should handle documentation for their projects which always creates multiple copies of the same document which creates problems such as:</text:p>
      <text:list xml:id="list1054852288" text:style-name="L12">
        <text:list-item>
          <text:p text:style-name="P26">Coping files between members by using pen drive</text:p>
        </text:list-item>
        <text:list-item>
          <text:p text:style-name="P26">Printing many copies of the same documents</text:p>
        </text:list-item>
        <text:list-item>
          <text:p text:style-name="P26">Editing documents in front of one PC</text:p>
        </text:list-item>
      </text:list>
      <text:p text:style-name="P29"><text:span text:style-name="T30">Another issue would encourage available spaces in university campus. Due to increasing of students in last few years, occasional facilities in campus were not available enough to provide it to students. Lack of facility problems arises starting from 2007 when APIIT brings in a group of students. Students are now facing discussion area problems, slow network broadband due to the amount of students using network, and most of the computer labs were engaged by classes. This pushes the students to work outside of campus's border such as restaurant or home with Internet access point.</text:span></text:p>
      <text:list xml:id="list1729223385" text:continue-list="list69002141" text:style-name="WWNum1">
        <text:list-item>
          <text:h text:style-name="P59" text:outline-level="1"><text:span text:style-name="T45">Chapter 3 – Literature Review</text:span></text:h>
        </text:list-item>
      </text:list>
      <text:list xml:id="list2094792246" text:continue-list="list306241076" text:style-name="WWNum2">
        <text:list-item>
          <text:list>
            <text:list-item>
              <text:h text:style-name="P51" text:outline-level="2"><text:bookmark-start text:name="__RefHeading__1733_1210338703"/><text:bookmark text:name="_Toc315906434"/><text:span text:style-name="T11">Domain Research</text:span><text:bookmark-end text:name="__RefHeading__1733_1210338703"/></text:h>
            </text:list-item>
          </text:list>
        </text:list-item>
      </text:list>
      <text:p text:style-name="P1"><text:span text:style-name="FYP_5f_Header2_20_Char"><text:span text:style-name="T24">Research problems are ill-structured and complex because they require students to use many cognitive operations, integrate multiple areas of domain knowledge, and work in a team environment where technical skills from many disciplines need to be integrated, and where interpersonal skills are essential and required for successful completion of the project (Pierrakos).</text:span></text:span></text:p>
      <text:p text:style-name="P23"><text:span text:style-name="T25">Numerous universities desire students to complete on some set of projects which are in-course, either individually or grouping as an assessment in order for them to complete a course. </text:span><text:span text:style-name="FYP_5f_Header2_20_Char"><text:span text:style-name="T23">Two essential efficiency measures of an educational programme based on academical projects are the rate of success, that is, the relationship between how many students enter the course and how many successfully get out; and the total time to complete the course requirements, that is, the total time a student takes to finish the course.</text:span></text:span></text:p>
      <text:p text:style-name="P11"><text:span text:style-name="T2">“The most obvious advantages offered by on-line project management are that is offers faster transportation of projects those traditional, physical methods.” </text:span>(David Jones, 2010)</text:p>
      <text:p text:style-name="P11">According to Price and Peter (1997) and Chi-Sang et al (1999), have made clear report that on-line project management could effectively solved problems from traditional approach.</text:p>
      <text:p text:style-name="P11"><text:span text:style-name="T2">‘Price and Peter (1997) found that students reported a decrease in assignment turnaround time from 2 weeks down to 5 to 7 days.” </text:span>(David Jones, 2010)</text:p>
      <text:p text:style-name="P11"><text:span text:style-name="T2">“Chi-Sang et al (1999) report a reduction in the assignment submission cycle from 2-3 weeks to 1-2 hours.” </text:span>(David Jones, 2010)</text:p>
      <text:p text:style-name="P31"><text:span text:style-name="T34">How social networks reflects education process</text:span></text:p>
      <text:p text:style-name="P12">The existence of sufficient of social networks such as Facebook, Twitter, MySpace and others in the world creates big opportunity to help to students in their projects.</text:p>
      <text:p text:style-name="P12">Social networks are a community based network to allow people to join to the Internet virtual social world. Plenty of the social networks allow users to share information, files, and activities among their friends. Primary aspects of using social networks are staying up-to-date as result users see the latest updates from friends. <text:s/></text:p>
      <text:p text:style-name="P11"><text:span text:style-name="T2">“Twitter is a rich source of instant information. Stay updated. Keep others updated. It’s a whole thing.” </text:span>(Twitter, 2010)</text:p>
      <text:p text:style-name="P12">As Internet networks and Internet service providers are upgrading quickly, users are growing significantly. Karen's written in his article, that by adopt social networks for learning encouraged; as a results it brings benefits and better understanding to the students by commune on the Internet.</text:p>
      <text:p text:style-name="P11"><text:span text:style-name="T2">“National School Boards’ Association says that Social Networking technologies should be adapted for use in the classroom.</text:span></text:p>
      <text:p text:style-name="P11"><text:span text:style-name="T2">96% if students with access to the Internet build social networks</text:span></text:p>
      <text:p text:style-name="P11"><text:span text:style-name="T2">50% of teens say they talk to their peers about schoolwork on-line (IM, blog or social networking sites) or via text message</text:span></text:p>
      <text:p text:style-name="P11"><text:span text:style-name="T2">60% indicate they discuss education-related topics such as college and career planning” </text:span>(Karen Montgomery, 2009)</text:p>
      <text:p text:style-name="P11">Research has done on students and finds out that students are discussing on university planning, studying apart from universities, careers and homework by using social networks.</text:p>
      <text:p text:style-name="P10"/>
      <text:h text:style-name="Heading_20_3" text:outline-level="3"><text:span text:style-name="T26">Planning and </text:span><text:span text:style-name="FYP_5f_Header2_20_Char"><text:span text:style-name="T27">organizing of projects</text:span></text:span></text:h>
      <text:p text:style-name="P12"><text:span text:style-name="T2">Pointing teams are far more productive when they know what they are supposed to do and how they are supposed to do it. A project plan helps team members see where they are headed and stay focused on the destination (Bonnie, 2011).</text:span></text:p>
      <text:p text:style-name="P12"><text:span text:style-name="T3">Before take on the real work to complete a project, it is important to organize and plan to undertake that work. In academic environment without an appropriate plan it is easy to lose sight of where project is going. With a sensible project plan in place it will enable to manage time more effectively, decide priorities for project at different stages and give clear direction and motivation (Dawson,2009). </text:span></text:p>
      <text:p text:style-name="P12"><text:span text:style-name="T50">By research done planning and management are essential for students to achieve their goals – be focused on doing tasks. They set priorities which gives the confidence that they are following road-</text:span><text:soft-page-break/><text:span text:style-name="T50">map to target destination.</text:span></text:p>
      <text:p text:style-name="P12"><text:span text:style-name="T50">As a rule organizational structure for projects consists of WBS(work breakdown structure) and Gantt charts.</text:span></text:p>
      <text:p text:style-name="P12"><text:span text:style-name="T3">Work breakdown structures</text:span><text:span text:style-name="T50"> (WBSs) are used to break project down into lower and lower levels of detail to reveal exactly what work you will need to do to complete project (Dawson, 2011). </text:span></text:p>
      <text:p text:style-name="P12"><text:span text:style-name="T50">Convenient project management system provides structure of the project manage project within one workspace. Project members could see what is foremost on the screen. <text:s/></text:span></text:p>
      <text:p text:style-name="P13"><text:span text:style-name="T3">Gantt chart </text:span><text:span text:style-name="T50">attempt to represent a project in diagrammatically form.(Dawson,2011) </text:span></text:p>
      <text:p text:style-name="P13"><text:span text:style-name="T50">Gantt chart acceptable to assist time line in projects. </text:span></text:p>
      <text:p text:style-name="P13"><text:span text:style-name="T38"/></text:p>
      <text:p text:style-name="Normal_20__28_Web_29_"><text:span text:style-name="T38">Communication over project members</text:span></text:p>
      <text:p text:style-name="P18"><text:span text:style-name="T49">As listed by Kerzner:</text:span></text:p>
      <text:p text:style-name="P18"><text:span text:style-name="T49">Typical literary definitions of effective communications include:</text:span></text:p>
      <text:list xml:id="list1655889339" text:style-name="WWNum7">
        <text:list-item>
          <text:p text:style-name="P19"><text:span text:style-name="T49">An exchange of information</text:span></text:p>
        </text:list-item>
        <text:list-item>
          <text:p text:style-name="P19"><text:span text:style-name="T49">An act or instance of transmitting information</text:span></text:p>
        </text:list-item>
        <text:list-item>
          <text:p text:style-name="P19"><text:span text:style-name="T49">A verbal or written message</text:span></text:p>
        </text:list-item>
        <text:list-item>
          <text:p text:style-name="P19"><text:span text:style-name="T49">A technique for expressing ideas effectively</text:span></text:p>
        </text:list-item>
        <text:list-item>
          <text:p text:style-name="P19"><text:span text:style-name="T49">A process by which meanings are exchanged between individuals through a common system of symbols </text:span></text:p>
        </text:list-item>
      </text:list>
      <text:p text:style-name="P12"><text:span text:style-name="T49">Efficient communication involves both sending and receiving the messages. </text:span></text:p>
      <text:p text:style-name="P12"><text:span text:style-name="T49">Basically, communication during projects can be in various formats such as oral, written and non-verbal. Oral communication typically utilized over the telephone, ineffective in group meetings (Communication in Project Management, 2012). Written communication over emails or instant messengers, sharing and synchronization documents between group members is extremely useful. Besides that correspondence divided into categories such as memos, letters or notices. </text:span></text:p>
      <text:p text:style-name="P12"><text:span text:style-name="T49">Normally students using e-mails, telephones or instant messengers to monitoring execution of tasks between project members. Communication in project management has its fateful and irreplaceable vital role. </text:span></text:p>
      <text:p text:style-name="P28"><text:span text:style-name="T31">IM (Instant Messaging) is a way of communication between users over the Internet, that offers an fastest transmission of text-based messages from sender to receiver. Send notes back and forth with a friend who is on-line. </text:span><text:span text:style-name="T51">(Tyson)</text:span></text:p>
      <text:p text:style-name="P28"><text:span text:style-name="T32"/></text:p>
      <text:p text:style-name="P12"><text:span text:style-name="T38">Collaboration over project members</text:span></text:p>
      <text:p text:style-name="P12"><text:span text:style-name="T50">Traditionally students in their group project involved in a common task to achieve goals. In the university setting these goals achieved by sharing one laptop to read and edit documents or even copy </text:span><text:soft-page-break/><text:span text:style-name="T50">one document to multiple storages. That is raises multiple copies of documents and not flexible way to edit documents. Through the research done I figured out one of the best solution which by my opinion will help to eliminate problems related to documents handling. One of them is Google Wave style of editing documents by group of users. </text:span></text:p>
      <text:p text:style-name="P20"><text:span text:style-name="T50">In a Google Wave you create a wave and add people to it. Everyone on your wave can use richly formatted text on the web. They can insert a reply or edit the wave directly. It's concurrent rich-text editing, where you see on your screen nearly instantly what your fellow collaboration are typing in your wave, That means Google Wave is just as well suited for quick messages as for persistent content – it allows for both collaboration and communication. You can also use “playback” to rewind the wave to see how it evolved. </text:span><text:span text:style-name="T13">(Chitu)</text:span></text:p>
      <text:p text:style-name="P20"><text:span text:style-name="T52">The second solution which was inspired by Google Wave is Etherpad Live Document Collaboration.</text:span></text:p>
      <text:p text:style-name="P20"><text:span text:style-name="T52">Etherpad is a hosted web service that allows really real-time document collaboration for group of users. Etherpad is open source; you can host our own Etherpad by downloading the source code. </text:span><text:span text:style-name="T13">(“Etherpad”)</text:span></text:p>
      <text:p text:style-name="P20"><text:span text:style-name="T52">Etherpad is a web-based collaborative real-time editor, allowing authors to simultaneously edit a text document, and see all of the participants' edits in real-time, with the ability to display each author's text in their own color. There is also a chat box in the sidebar to allow meta communication.</text:span><text:span text:style-name="T13">(“Wikipedia”)</text:span></text:p>
      <text:p text:style-name="P20"><text:span text:style-name="T13">File storage and file sharing have significant part of every IT project in the world. File storage gives incredible ability to quickly add, edit and remove files. There are plenty options available for students to install and configure file storage and sharing services such as FTP(File Transport Protocol), removable medias, centralized servers on computer networks, World Wide Web-based hyperlinked documents, and the use of distributed peer-to-peer networking.</text:span></text:p>
      <text:p text:style-name="P20"><text:span text:style-name="T13"/></text:p>
      <text:list xml:id="list445692518" text:continue-list="list2094792246" text:style-name="WWNum2">
        <text:list-item>
          <text:list>
            <text:list-item>
              <text:h text:style-name="P52" text:outline-level="2"><text:bookmark-start text:name="__RefHeading__1735_1210338703"/><text:bookmark text:name="_Toc315906435"/><text:span text:style-name="T11">Technical research</text:span><text:bookmark-end text:name="__RefHeading__1735_1210338703"/></text:h>
            </text:list-item>
          </text:list>
        </text:list-item>
      </text:list>
      <text:p text:style-name="P10"><text:span text:style-name="T34">Web application</text:span></text:p>
      <text:p text:style-name="P12">The reasons I want system to be web based is follows:</text:p>
      <text:list xml:id="list2022652386" text:style-name="WWNum24">
        <text:list-item>
          <text:p text:style-name="P14">Easier to distribute</text:p>
        </text:list-item>
        <text:list-item>
          <text:p text:style-name="P14">Easier to deploy</text:p>
        </text:list-item>
        <text:list-item>
          <text:p text:style-name="P14">Easier to maintain</text:p>
        </text:list-item>
        <text:list-item>
          <text:p text:style-name="P14">Platform – independent</text:p>
        </text:list-item>
        <text:list-item>
          <text:p text:style-name="P14">Accessible from anywhere</text:p>
        </text:list-item>
      </text:list>
      <text:p text:style-name="P12"><text:soft-page-break/>Web applications are programs that available over an Internet, providing to users to use a programs directly in the web browsers. Two types of web application exist in the Internet sphere, dynamic and static. </text:p>
      <text:p text:style-name="P17">Compare to dynamic, the static web applications only able to render static information with limited functionality to the user. Static web application can only show fixed information to the user, and there is extremely minimal user interface available for use. <text:line-break/></text:p>
      <text:p text:style-name="P12">On the other hand, dynamic web applications allow dynamic interaction to the users, and the capability to accomplish tasks in desktop applications form. Web applications are easy to create compare to traditional desktop application considering to programming and concurrency.</text:p>
      <text:p text:style-name="P12"/>
      <text:p text:style-name="P12"><text:span text:style-name="T34">Web technologies</text:span></text:p>
      <text:p text:style-name="P12">Web technologies is the standard applications and tools using in a business industry. It is a fantastic solution for those who wish to accomplish and discuss problems from different countries or separate locations over the Internet. Web technologies was not that common few years ago due to low Internet speed and connection accessible in many countries. For example in Malaysia, there are many people who are connecting to the Internet. Previously, most of the users used 56kbps dial-up modem to access to the Internet resources, that not enough to provide fully web technologies. The first broadband Internet service presented in Malaysia with speed rate of 384kbps and until now, Malaysia has from 4mbps Internet access and up to 20mbps, and at present as the fastest broadband available for home and office area.</text:p>
      <text:p text:style-name="P12"><text:span text:style-name="T2">“The first Streamyx internet broadband service was introduced in April 2001 at speeds of 384kbps.” </text:span>(Blog.com, 2010).</text:p>
      <text:p text:style-name="P12">It exposes that most of web applications and tools that ready to use on the industry are standalone software. A plenty of applications exists in the industry for example:</text:p>
      <text:list xml:id="list1219649528" text:style-name="WWNum23">
        <text:list-item>
          <text:p text:style-name="P15">Webex, </text:p>
        </text:list-item>
        <text:list-item>
          <text:p text:style-name="P15">Webinar,</text:p>
        </text:list-item>
        <text:list-item>
          <text:p text:style-name="P15"><text:s/>Netmeeting</text:p>
        </text:list-item>
        <text:list-item>
          <text:p text:style-name="P15">Skype</text:p>
        </text:list-item>
        <text:list-item>
          <text:p text:style-name="P15">IM (Instant messengers)</text:p>
        </text:list-item>
      </text:list>
      <text:p text:style-name="P12">These conferencing applications with a lot of functionalities, it allows to preview spreadsheet, documents and slides on the remote desktop. Attendants can watch on their own desktop.</text:p>
      <text:p text:style-name="P10"><text:soft-page-break/><text:span text:style-name="T34">Selecting a development approach</text:span></text:p>
      <text:p text:style-name="P12">This project divided into three development modules as shown below:</text:p>
      <text:list xml:id="list67345685" text:style-name="WWNum17">
        <text:list-item>
          <text:p text:style-name="P16">Research and Requirements capture</text:p>
        </text:list-item>
        <text:list-item>
          <text:p text:style-name="P16">Analysis and Design</text:p>
        </text:list-item>
        <text:list-item>
          <text:p text:style-name="P16">Build, Implementation and Testing</text:p>
        </text:list-item>
      </text:list>
      <text:p text:style-name="P12">Therefore, in order to successfully complete the project I have to complete all three modules briefly and clean with critical evaluation for each section of every module.</text:p>
      <text:p text:style-name="P12"><text:span text:style-name="T34">Research and Requirements capture</text:span> involves different methods and techniques to capture user’s requirements for a system from stakeholders in our example from students and lecturers. In this section questionnaires and interviews will be applied to meet requirements.</text:p>
      <text:p text:style-name="P12"><text:span text:style-name="T34">Analysis and Design </text:span>involves extremely studding of questionnaire responses and analyzing interview results. I should determine exactly how the system will fulfill requirements and specifications that been gathered. I decided to design a system as a series of modules (or objects) that will be assembled together to produce final system. While this system will have modularity nature, design will include flowcharts and UML diagrams as stated below. I should also encompass interface issues such as screen layouts, navigation between screens, and storyboards. HCI (human computer interaction) principles should be considered and applied. Design will include database design, structured data tables using normalization and entity relationship modeling. </text:p>
      <text:p text:style-name="P30"><text:span text:style-name="T36">Build, Implementation and Testing. </text:span><text:span text:style-name="T33">On this stage, I should code and program the system by bringing together the individual modules or objects and build the system. I should choose best suited programming language for my system by using coding and quality standards. For my system, I should consider programming language to obtain best performance and exhaustive testing coverage. Finally, I will build and test system according to best practices and techniques.</text:span></text:p>
      <text:list xml:id="list622138139" text:continue-list="list445692518" text:style-name="WWNum2">
        <text:list-item>
          <text:list>
            <text:list-item>
              <text:list>
                <text:list-item>
                  <text:h text:style-name="P56" text:outline-level="3"><text:span text:style-name="T48">Methodology</text:span></text:h>
                </text:list-item>
              </text:list>
            </text:list-item>
          </text:list>
        </text:list-item>
      </text:list>
      <text:p text:style-name="P27"><text:span text:style-name="T34"><text:s/></text:span><text:span text:style-name="T2">“An organized, documented set of procedures and guidelines for one or more phases of the software life cycle, such as analysis and design. Many methodologies include a diagramming notation for documenting the results of the procedure; and an objective (ideally quantified) set of criteria for determining whether the results of the procedure are of acceptable quality…”(Howe, Denise, 1995)</text:span></text:p>
      <text:p text:style-name="P27">For my project, I should choose methodology that is more suitable for complexity and time given to develop and implement the system. Comparison between wide varieties of methodology frameworks that have evolved over the years should be applied. Besides that, I should consider the strengths and weaknesses for each methodology. I need to choose one that best suited to a specific nature of my <text:soft-page-break/>project, based on various technical, organizational and supervisor consideration. </text:p>
      <text:list xml:id="list1368276275" text:continue-numbering="true" text:style-name="WWNum2">
        <text:list-item>
          <text:list>
            <text:list-item>
              <text:list>
                <text:list-item>
                  <text:list>
                    <text:list-item>
                      <text:h text:style-name="P57" text:outline-level="4"><text:bookmark-start text:name="__RefHeading__893_1012524742"/><text:span text:style-name="T44"><text:s/></text:span><text:span text:style-name="T48">Criteria for Methodology</text:span><text:bookmark-end text:name="__RefHeading__893_1012524742"/></text:h>
                    </text:list-item>
                  </text:list>
                </text:list-item>
              </text:list>
            </text:list-item>
          </text:list>
        </text:list-item>
      </text:list>
      <text:p text:style-name="P27">I have listed down the criteria of methodology for the <text:span text:style-name="T34">APMS</text:span> and one of the criteria is the approach in solving the problem. A major criterion for select methodology is the best methodology for development of web applications/sites. Besides that, I have mentioned the major problem faced by most of the project management software and framework does not seem to work well in an academical environments. Such a problem can be broken down into few manageable sub-problems which can be solve by redefine the planning and organizing, adjusting schedule, provide communication and collaboration of the project. If all these solutions are sum up it will resolve problem mentioned in Section 1.1.1.</text:p>
      <text:p text:style-name="P27">The second criteria would be developing a computerized system. In Section 1.1.1, it <text:s/>clearly stated that some of the problems left unaddressed in academic environment by other software e.g. Microsoft Project such as logging, communication recording and collaboration services. These problems could create a project fail. Though there might be equivalent software or system that provides the similar facilities to project management but there could be more expansive. Therefore, the developer needs to develop a computerized system that is less difficult to assists the student and create the user interface as much as simpler. <text:s text:c="3"/></text:p>
      <text:p text:style-name="P27">The third criteria would be the nature of the project. The system develop meant for solving problems as mentioned is Section 1.1.1 hence, the nature of this project is problems – solving project. This means that students could assemble work breakdown structure, plan their tasks and assign the priority, schedule tasks, send instant messages, and receive daily reminders and notices via email, share files and version control of documents. For instance, a project need to be rescheduled due to change of students timetable so the project group leader required to reschedule tasks and adjust them according to schedule either in the same time all participants of the project will receive notification about schedule changes by emails. </text:p>
      <text:p text:style-name="P27">In order for the system to behave in that way, I want to select the object oriented approach and it will be the fourth criteria. To present the plan, tasks, priorities, students, users, posts, microblogging etc. I will cover the concept of inheritance and polymorphism. Polymorphism, in terms of programming, is a concept where it allows an object to bind with appropriate methods during the runtime. Aggregation and composition are concepts of object oriented programming have to be used as well. This means the plan will composite as many tasks as needed according to students. In order to take polymorphism, inheritance has to be used.</text:p>
      <text:p text:style-name="P27"><text:soft-page-break/>The fifth criteria would be model design of the system using Unified Modeling Language (UML). Using UML I will provide few diagrams such as use case diagram, activity diagram, sequence diagram and class diagram. Such diagrams will help to me in programming stage.</text:p>
      <text:p text:style-name="P27">The final criteria would be emphasizing more on research, analysis, design, and implementation and testing stages to improve the system. This is because it required for this project and it mandatory. </text:p>
      <text:p text:style-name="P30"><text:span text:style-name="T33">After listing down the criteria needed, I will match few similar methodologies that map all the criteria. </text:span></text:p>
      <text:p text:style-name="P30"><text:span text:style-name="T33"/></text:p>
      <text:p text:style-name="P32"><text:span text:style-name="T33">Tyson, Jeff. "How Instant Messaging Works." </text:span><text:span text:style-name="T4">How stuff works</text:span><text:span text:style-name="T33">. N.p., n. d. Web. 7 Jun. 2012. &lt;http://computer.howstuffworks.com/e-mail-messaging/instant-messaging.htm&gt;. </text:span></text:p>
      <text:p text:style-name="P32"><text:span text:style-name="T33">Chitu, Alex. "Google Wave." </text:span><text:span text:style-name="T4">Google Operating Systems</text:span><text:span text:style-name="T33">. N.p., 28 May 2009. Web. 7 Jun. 2012. &lt;http://googlesystem.blogspot.com/2009/05/google-wave.html&gt;. </text:span></text:p>
      <text:p text:style-name="P32"><text:span text:style-name="T33">"Etherpad." </text:span><text:span text:style-name="T4">Introduction</text:span><text:span text:style-name="T33">. Print. &lt;http://etherpad.org&gt;. </text:span></text:p>
      <text:p text:style-name="P32"><text:span text:style-name="T33">"Etherpad." Wikipedia. &lt;http://en.wikipedia.org/wiki/Etherpad&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name-asian="Times New Roman2" style:font-size-asian="14pt" style:font-style-asian="italic" style:font-weight-asian="bold" style:font-size-complex="14pt" style:font-style-complex="italic" style:font-weight-complex="bold"/>
    </style:style>
    <style:style style:name="Normal_20__28_Web_29_" style:display-name="Normal (Web)" style:family="paragraph" style:parent-style-name="Standard" style:default-outline-level="">
      <style:paragraph-properties fo:margin-top="0.0193in" fo:margin-bottom="0.0193in" style:line-height-at-least="0.0693in"/>
      <style:text-properties style:font-name="Times New Roman" style:font-name-asian="Times New Roman2" style:font-size-complex="12pt"/>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fo:font-size="16pt" fo:font-weight="bold" style:font-name-asian="Times New Roman2"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name-asian="Times New Roman2" style:font-size-asian="14pt" style:font-weight-asian="bold" style:font-size-complex="14pt" style:font-weight-complex="bold"/>
    </style:style>
    <style:style style:name="Default_20_Paragraph_20_Font" style:display-name="Default Paragraph Font" style:family="text"/>
    <style:style style:name="FYP_5f_Header2_20_Char" style:display-name="FYP_Header2 Char" style:family="text" style:parent-style-name="Default_20_Paragraph_20_Font">
      <style:text-properties fo:color="#000000" style:font-name="Arial1" fo:font-size="14pt" fo:font-weight="bold" style:font-name-asian="Times New Roman2" style:font-size-asian="14pt" style:font-weight-asian="bold" style:font-name-complex="Arial2"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1"/>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4"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146in" fo:margin-right="0.7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wk </meta:initial-creator>
    <meta:creation-date>2012-06-06T14:07:02</meta:creation-date>
    <dc:date>2012-06-07T15:49:25</dc:date>
    <dc:creator>hawk </dc:creator>
    <meta:editing-duration>PT21H15M37S</meta:editing-duration>
    <meta:editing-cycles>17</meta:editing-cycles>
    <meta:generator>LibreOffice/3.5$Linux_x86 LibreOffice_project/350m1$Build-2</meta:generator>
    <meta:document-statistic meta:table-count="0" meta:image-count="0" meta:object-count="0" meta:page-count="16" meta:paragraph-count="200" meta:word-count="5338" meta:character-count="33447" meta:non-whitespace-character-count="29121"/>
  </office:meta>
</office:document-meta>
</file>